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7.613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5.565cm"/>
    </style:style>
    <style:style style:name="co7" style:family="table-column">
      <style:table-column-properties fo:break-before="auto" style:column-width="3.669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1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0"/>
    <style:style style:name="ce9" style:family="table-cell" style:parent-style-name="Default" style:data-style-name="N4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number-columns-repeated="250" table:default-cell-style-name="Default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1" office:value-type="string">
            <text:p>Description </text:p>
          </table:table-cell>
          <table:table-cell table:style-name="ce1" office:value-type="string">
            <text:p>Unit Price £</text:p>
          </table:table-cell>
          <table:table-cell table:style-name="ce1" office:value-type="string">
            <text:p>Hire Quantity</text:p>
          </table:table-cell>
          <table:table-cell table:style-name="ce1" office:value-type="string">
            <text:p>Total Price £</text:p>
          </table:table-cell>
          <table:table-cell table:style-name="ce6" office:value-type="string">
            <text:p>Purpose</text:p>
          </table:table-cell>
          <table:table-cell table:style-name="ce6" office:value-type="string">
            <text:p>Of which are spar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.3m Vertical Spigot-Cuplok</text:p>
          </table:table-cell>
          <table:table-cell/>
          <table:table-cell office:value-type="float" office:value="16">
            <text:p>16</text:p>
          </table:table-cell>
          <table:table-cell table:formula="of:=[.D2]*[.C2]" office:value-type="float" office:value="0">
            <text:p>0</text:p>
          </table:table-cell>
          <table:table-cell office:value-type="string">
            <text:p>Vertical suppor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.0m Horizontal Cuplok</text:p>
          </table:table-cell>
          <table:table-cell/>
          <table:table-cell office:value-type="float" office:value="12">
            <text:p>12</text:p>
          </table:table-cell>
          <table:table-cell table:formula="of:=[.D3]*[.C3]" office:value-type="float" office:value="0">
            <text:p>0</text:p>
          </table:table-cell>
          <table:table-cell office:value-type="string">
            <text:p>V. Long Horizontal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.5m Horizontal Cuplok</text:p>
          </table:table-cell>
          <table:table-cell/>
          <table:table-cell office:value-type="float" office:value="34">
            <text:p>34</text:p>
          </table:table-cell>
          <table:table-cell table:formula="of:=[.D4]*[.C4]" office:value-type="float" office:value="0">
            <text:p>0</text:p>
          </table:table-cell>
          <table:table-cell office:value-type="string">
            <text:p>Long Horizont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.5m Horizontal Cuplok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Short Door Horizont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ack and Base Plate .86 for .65m</text:p>
          </table:table-cell>
          <table:table-cell/>
          <table:table-cell office:value-type="float" office:value="15">
            <text:p>15</text:p>
          </table:table-cell>
          <table:table-cell table:formula="of:=[.D6]*[.C6]" office:value-type="float" office:value="0">
            <text:p>0</text:p>
          </table:table-cell>
          <table:table-cell office:value-type="string">
            <text:p>Bases for vertic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ivel Coupler</text:p>
          </table:table-cell>
          <table:table-cell/>
          <table:table-cell office:value-type="float" office:value="20">
            <text:p>20</text:p>
          </table:table-cell>
          <table:table-cell table:formula="of:=[.D7]*[.C7]" office:value-type="float" office:value="0">
            <text:p>0</text:p>
          </table:table-cell>
          <table:table-cell office:value-type="string">
            <text:p>Couplers for diagonal brace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ditional Scaffold Tube 2.8m</text:p>
          </table:table-cell>
          <table:table-cell/>
          <table:table-cell office:value-type="float" office:value="12">
            <text:p>12</text:p>
          </table:table-cell>
          <table:table-cell table:formula="of:=[.D8]*[.C8]" office:value-type="float" office:value="0">
            <text:p>0</text:p>
          </table:table-cell>
          <table:table-cell office:value-type="string">
            <text:p>Diagonal braces and net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ditional Scaffold Tube 1.8m</text:p>
          </table:table-cell>
          <table:table-cell/>
          <table:table-cell office:value-type="float" office:value="4">
            <text:p>4</text:p>
          </table:table-cell>
          <table:table-cell table:formula="of:=[.D9]*[.C9]" office:value-type="float" office:value="0">
            <text:p>0</text:p>
          </table:table-cell>
          <table:table-cell office:value-type="string">
            <text:p>Spare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Total hire per week</text:p>
          </table:table-cell>
          <table:covered-table-cell table:style-name="ce4"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Delivery:</text:p>
          </table:table-cell>
          <table:covered-table-cell table:style-name="ce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Collection:</text:p>
          </table:table-cell>
          <table:covered-table-cell table:style-name="ce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Total Cost:</text:p>
          </table:table-cell>
          <table:covered-table-cell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Delivery Address &amp; Collection Address:</text:p>
          </table:table-cell>
          <table:table-cell table:style-name="ce1"/>
          <table:table-cell table:number-columns-repeated="2"/>
          <table:table-cell table:style-name="ce1" office:value-type="string">
            <text:p>Delivery Dat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e Cube (Vehicle entrance to Sports Hall)</text:p>
          </table:table-cell>
          <table:table-cell table:number-columns-repeated="3"/>
          <table:table-cell table:style-name="ce8" office:value-type="date" office:date-value="2009-04-17">
            <text:p>17/04/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uthampton University</text:p>
          </table:table-cell>
          <table:table-cell table:number-columns-repeated="3"/>
          <table:table-cell table:style-name="ce1" office:value-type="string">
            <text:p>Delivery Tim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ghfield </text:p>
          </table:table-cell>
          <table:table-cell table:number-columns-repeated="3"/>
          <table:table-cell table:style-name="ce9" office:value-type="time" office:time-value="PT17H00M00S">
            <text:p>17:00: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uthampton <text:s/></text:p>
          </table:table-cell>
          <table:table-cell table:number-columns-repeated="3"/>
          <table:table-cell table:style-name="ce1" office:value-type="string">
            <text:p>Collection Dat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mpshire</text:p>
          </table:table-cell>
          <table:table-cell table:number-columns-repeated="3"/>
          <table:table-cell table:style-name="ce8" office:value-type="date" office:date-value="2009-04-20">
            <text:p>20/04/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171BJ</text:p>
          </table:table-cell>
          <table:table-cell table:number-columns-repeated="3"/>
          <table:table-cell table:style-name="ce1" office:value-type="string">
            <text:p>Collection Tim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act: 07962 597021</text:p>
          </table:table-cell>
          <table:table-cell table:number-columns-repeated="3"/>
          <table:table-cell table:style-name="ce9" office:value-type="time" office:time-value="PT11H00M00S">
            <text:p>11:00: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Billing Address:</text:p>
          </table:table-cell>
          <table:table-cell table:style-name="ce1"/>
          <table:table-cell table:number-columns-repeated="2"/>
          <table:table-cell table:style-name="ce1" office:value-type="string">
            <text:p>Hire Period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ristopher Cross</text:p>
          </table:table-cell>
          <table:table-cell table:number-columns-repeated="3"/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udent Robotics</text:p>
          </table:table-cell>
          <table:table-cell table:number-columns-repeated="3"/>
          <table:table-cell table:style-name="ce1" office:value-type="string">
            <text:p>Hire Typ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Blenheim Gardens</text:p>
          </table:table-cell>
          <table:table-cell table:number-columns-repeated="3"/>
          <table:table-cell office:value-type="string">
            <text:p>Basic (No assembly require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ghfiel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Southampton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Hampshi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SO173R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Contact: 07962 597021</text:p>
          </table:table-cell>
          <table:table-cell table:number-columns-repeated="3"/>
          <table:table-cell table:style-name="Default"/>
          <table:table-cell table:number-columns-repeated="1018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style:font-size-asian="12pt" style:font-style-asian="normal" style:font-size-complex="12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3/04/2009</text:date>, <text:time>15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topher Cross</dc:creator>
    <dc:date>2009-04-03T15:52:29</dc:date>
    <meta:generator>OpenOffice.org/3.0$Linux OpenOffice.org_project/300m15$Build-9379</meta:generator>
    <meta:editing-duration>PT04H37M12S</meta:editing-duration>
    <meta:editing-cycles>8</meta:editing-cycles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